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list-style-name="L1">
      <style:text-properties officeooo:rsid="00144586" officeooo:paragraph-rsid="00144586"/>
    </style:style>
    <style:style style:name="P2" style:family="paragraph" style:parent-style-name="Standard" style:list-style-name="L1">
      <style:text-properties officeooo:rsid="00159029" officeooo:paragraph-rsid="00159029"/>
    </style:style>
    <style:style style:name="P3" style:family="paragraph" style:parent-style-name="Standard" style:list-style-name="L1">
      <style:text-properties officeooo:rsid="001741b4" officeooo:paragraph-rsid="001741b4"/>
    </style:style>
    <style:style style:name="P4" style:family="paragraph" style:parent-style-name="Standard">
      <style:text-properties officeooo:rsid="001741b4" officeooo:paragraph-rsid="001741b4"/>
    </style:style>
    <style:style style:name="P5" style:family="paragraph" style:parent-style-name="Standard" style:list-style-name="L2">
      <style:text-properties officeooo:rsid="001741b4" officeooo:paragraph-rsid="001741b4"/>
    </style:style>
    <style:style style:name="P6" style:family="paragraph" style:parent-style-name="Standard" style:list-style-name="L2">
      <style:text-properties officeooo:rsid="0017d64b" officeooo:paragraph-rsid="0017d64b"/>
    </style:style>
    <style:style style:name="P7" style:family="paragraph" style:parent-style-name="Standard">
      <style:text-properties officeooo:rsid="0017d64b" officeooo:paragraph-rsid="0017d64b"/>
    </style:style>
    <style:style style:name="P8" style:family="paragraph" style:parent-style-name="Standard" style:list-style-name="L3">
      <style:text-properties officeooo:rsid="00184363" officeooo:paragraph-rsid="00184363"/>
    </style:style>
    <style:style style:name="P9" style:family="paragraph" style:parent-style-name="Standard">
      <style:text-properties officeooo:rsid="00184363" officeooo:paragraph-rsid="00184363"/>
    </style:style>
    <style:style style:name="P10" style:family="paragraph" style:parent-style-name="Standard" style:list-style-name="L4">
      <style:text-properties officeooo:rsid="001a0cfe" officeooo:paragraph-rsid="001a0cfe"/>
    </style:style>
    <style:style style:name="P11" style:family="paragraph" style:parent-style-name="Standard" style:list-style-name="L4">
      <style:text-properties officeooo:rsid="001ab50a" officeooo:paragraph-rsid="001ab50a"/>
    </style:style>
    <style:style style:name="P12" style:family="paragraph" style:parent-style-name="Standard" style:list-style-name="L4">
      <style:text-properties officeooo:rsid="001b90e2" officeooo:paragraph-rsid="001b90e2"/>
    </style:style>
    <style:style style:name="P13" style:family="paragraph" style:parent-style-name="Standard" style:list-style-name="L4">
      <style:text-properties officeooo:paragraph-rsid="00204695"/>
    </style:style>
    <style:style style:name="P14" style:family="paragraph" style:parent-style-name="Standard" style:list-style-name="L4">
      <style:text-properties officeooo:rsid="002284f8" officeooo:paragraph-rsid="002284f8"/>
    </style:style>
    <style:style style:name="P15" style:family="paragraph" style:parent-style-name="Standard" style:list-style-name="L4">
      <style:text-properties officeooo:rsid="0023db91" officeooo:paragraph-rsid="0023db91"/>
    </style:style>
    <style:style style:name="P16" style:family="paragraph" style:parent-style-name="Standard" style:list-style-name="L4">
      <style:text-properties officeooo:rsid="00261f36" officeooo:paragraph-rsid="00261f36"/>
    </style:style>
    <style:style style:name="P17" style:family="paragraph" style:parent-style-name="Standard" style:list-style-name="L4">
      <style:text-properties officeooo:rsid="0026d2ff" officeooo:paragraph-rsid="0026d2ff"/>
    </style:style>
    <style:style style:name="P18" style:family="paragraph" style:parent-style-name="Standard" style:list-style-name="L4">
      <style:text-properties officeooo:rsid="0026d2ff" officeooo:paragraph-rsid="0027e194"/>
    </style:style>
    <style:style style:name="P19" style:family="paragraph" style:parent-style-name="Standard" style:list-style-name="L4">
      <style:text-properties officeooo:rsid="0027e9cf" officeooo:paragraph-rsid="0027e9cf"/>
    </style:style>
    <style:style style:name="P20" style:family="paragraph" style:parent-style-name="Standard" style:list-style-name="L4">
      <style:text-properties officeooo:rsid="0028ffc6" officeooo:paragraph-rsid="0028ffc6"/>
    </style:style>
    <style:style style:name="P21" style:family="paragraph" style:parent-style-name="Standard" style:list-style-name="L4">
      <style:text-properties officeooo:rsid="002b9ec5" officeooo:paragraph-rsid="002b9ec5"/>
    </style:style>
    <style:style style:name="P22" style:family="paragraph" style:parent-style-name="Standard" style:list-style-name="L4">
      <style:text-properties officeooo:rsid="002d9e55" officeooo:paragraph-rsid="002d9e55"/>
    </style:style>
    <style:style style:name="P23" style:family="paragraph" style:parent-style-name="Standard" style:list-style-name="L4">
      <style:text-properties officeooo:rsid="002f006f" officeooo:paragraph-rsid="002f006f"/>
    </style:style>
    <style:style style:name="P24" style:family="paragraph" style:parent-style-name="Standard" style:list-style-name="L4">
      <style:text-properties officeooo:rsid="0030d153" officeooo:paragraph-rsid="0030d153"/>
    </style:style>
    <style:style style:name="P25" style:family="paragraph" style:parent-style-name="Standard" style:list-style-name="L4">
      <style:text-properties officeooo:rsid="00312ce2" officeooo:paragraph-rsid="00312ce2"/>
    </style:style>
    <style:style style:name="P26" style:family="paragraph" style:parent-style-name="Standard" style:list-style-name="L4">
      <style:text-properties officeooo:rsid="00312ce2" officeooo:paragraph-rsid="0031b4a3"/>
    </style:style>
    <style:style style:name="P27" style:family="paragraph" style:parent-style-name="Standard" style:list-style-name="L4">
      <style:text-properties officeooo:rsid="0031b4a3" officeooo:paragraph-rsid="0031b4a3"/>
    </style:style>
    <style:style style:name="T1" style:family="text">
      <style:text-properties officeooo:rsid="0013e2f3"/>
    </style:style>
    <style:style style:name="T2" style:family="text">
      <style:text-properties officeooo:rsid="001a0cfe"/>
    </style:style>
    <style:style style:name="T3" style:family="text">
      <style:text-properties officeooo:rsid="001e7dbf"/>
    </style:style>
    <style:style style:name="T4" style:family="text">
      <style:text-properties officeooo:rsid="00204695"/>
    </style:style>
    <style:style style:name="T5" style:family="text">
      <style:text-properties officeooo:rsid="00258c87"/>
    </style:style>
    <style:style style:name="T6" style:family="text">
      <style:text-properties officeooo:rsid="00276060"/>
    </style:style>
    <style:style style:name="T7" style:family="text">
      <style:text-properties officeooo:rsid="00284632"/>
    </style:style>
    <style:style style:name="T8" style:family="text">
      <style:text-properties officeooo:rsid="002d9e55"/>
    </style:style>
    <style:style style:name="T9" style:family="text">
      <style:text-properties officeooo:rsid="002f4fc3"/>
    </style:style>
    <style:style style:name="T10" style:family="text">
      <style:text-properties officeooo:rsid="0030d153"/>
    </style:style>
    <style:style style:name="T11" style:family="text">
      <style:text-properties officeooo:rsid="00312ce2"/>
    </style:style>
    <style:style style:name="T12" style:family="text">
      <style:text-properties style:text-line-through-style="solid" style:text-line-through-type="single"/>
    </style:style>
    <style:style style:name="T13" style:family="text">
      <style:text-properties style:text-line-through-style="solid" style:text-line-through-type="single" officeooo:rsid="0031b4a3"/>
    </style:style>
    <style:style style:name="T14" style:family="text">
      <style:text-properties style:text-line-through-style="none" style:text-line-through-type="none" officeooo:rsid="0031b4a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tab/><text:tab/><text:tab/><text:tab/><text:tab/><text:span text:style-name="T1">Date:21-Jan-2020</text:span></text:p>
      <text:p text:style-name="Standard"><text:tab/><text:tab/><text:tab/><text:tab/><text:tab/><text:span text:style-name="T1">Git</text:span></text:p>
      <text:list xml:id="list2373918269" text:style-name="L1">
        <text:list-item>
          <text:p text:style-name="P1">git version</text:p>
        </text:list-item>
        <text:list-item>
          <text:p text:style-name="P1">sudo apt install git</text:p>
        </text:list-item>
        <text:list-item>
          <text:p text:style-name="P2">create repository in github.com using your personal mail</text:p>
        </text:list-item>
        <text:list-item>
          <text:p text:style-name="P3">on terminal:</text:p>
        </text:list-item>
      </text:list>
      <text:p text:style-name="P4"><text:tab/><text:tab/>git config --global user.name "your github name"</text:p>
      <text:p text:style-name="P4"><text:tab/><text:tab/>git config --global user.email "your email id"</text:p>
      <text:p text:style-name="P4"><text:tab/><text:tab/>git config --global –list (will returnn the name and email)</text:p>
      <text:list xml:id="list1221344481" text:style-name="L2">
        <text:list-item>
          <text:p text:style-name="P5">cloning a repository</text:p>
          <text:list>
            <text:list-item>
              <text:list>
                <text:list-header>
                  <text:p text:style-name="P6">git clone <text:a xlink:type="simple" xlink:href="https://github.com/your_github_name/your_git_repositoryname.git" text:style-name="Internet_20_link" text:visited-style-name="Visited_20_Internet_20_Link">https://github.com/your_github_name/your_git_repositoryname.git</text:a></text:p>
                </text:list-header>
              </text:list>
            </text:list-item>
          </text:list>
        </text:list-item>
      </text:list>
      <text:p text:style-name="P7"><text:tab/>the repo will be cloned in your current directory</text:p>
      <text:list xml:id="list13260705" text:style-name="L3">
        <text:list-item>
          <text:p text:style-name="P8">creating a file on the local system in the cloned directory</text:p>
          <text:list>
            <text:list-item>
              <text:list>
                <text:list-header>
                  <text:p text:style-name="P8">echo "testing first text file "&gt;&gt; file1.txt</text:p>
                </text:list-header>
              </text:list>
            </text:list-item>
          </text:list>
        </text:list-item>
      </text:list>
      <text:p text:style-name="P9"><text:tab/><text:span text:style-name="T2">git status:untracked file</text:span></text:p>
      <text:list xml:id="list611763850" text:style-name="L4">
        <text:list-item>
          <text:p text:style-name="P10">adding: git add file1.txt</text:p>
          <text:p text:style-name="P10">git status:added</text:p>
        </text:list-item>
        <text:list-item>
          <text:p text:style-name="P11">commit it :</text:p>
          <text:p text:style-name="P11">git commit -m "Adding start file"</text:p>
        </text:list-item>
        <text:list-item>
          <text:p text:style-name="P12">to see onn browser push it:</text:p>
          <text:p text:style-name="P12">git push origin master (prvide ur github name and password and refresh on ur browser and this file will be in ur repository)</text:p>
          <text:p text:style-name="P12"/>
        </text:list-item>
        <text:list-item>
          <text:p text:style-name="P13"><text:span text:style-name="T3">Fresh Repo(22 udemy)</text:span></text:p>
        </text:list-item>
        <text:list-item>
          <text:p text:style-name="P13"><text:span text:style-name="T4">Forked a new repo adn then in locally i have created one file and then tht file added and commited and then used git pull cmd..........git pull origin master(update the repo tht might hv hpnd on the remote repo dowm to local repo juz to keep it up to date)...ALL READY UP TO DATE..then...git push origin master nw para will be available in forked new direc repo</text:span></text:p>
        </text:list-item>
        <text:list-item>
          <text:p text:style-name="P13"><text:span text:style-name="T4">Track::::::::::git ls-files ... before add untrack (git status) after add use git ls-files</text:span></text:p>
        </text:list-item>
        <text:list-item>
          <text:p text:style-name="P14">git add . (all files) thn commit</text:p>
        </text:list-item>
        <text:list-item>
          <text:p text:style-name="P15">git reset HEAD para.txt(to reset change)<text:span text:style-name="T5">(commit)</text:span></text:p>
        </text:list-item>
        <text:list-item>
          <text:p text:style-name="P15">git checkout – para.txt(to discard changes)<text:span text:style-name="T5">(add)</text:span></text:p>
        </text:list-item>
        <text:list-item>
          <text:p text:style-name="P16">git rm para.txt</text:p>
        </text:list-item>
        <text:list-item>
          <text:p text:style-name="P17">git add -A</text:p>
        </text:list-item>
        <text:list-item>
          <text:p text:style-name="P17">git commit -m “ghjgjg” <text:s text:c="3"/><text:span text:style-name="T7">also git commit -am “msg” a for adding any updated file </text:span></text:p>
        </text:list-item>
        <text:list-item>
          <text:p text:style-name="P17">git help log</text:p>
        </text:list-item>
        <text:list-item>
          <text:p text:style-name="P18"><text:s/>git config --global alias.hist "log --all --graph --decorate –oneline" <text:span text:style-name="T6">(git hist my owm name to chk history)</text:span></text:p>
        </text:list-item>
        <text:list-item>
          <text:p text:style-name="P18"><text:span text:style-name="T6"><text:s/>34(skip)</text:span></text:p>
        </text:list-item>
        <text:list-item>
          <text:p text:style-name="P19">Visual cmpre nd merge tool</text:p>
        </text:list-item>
        <text:list-item>
          <text:p text:style-name="P21">p4merge visual tool</text:p>
          <text:list>
            <text:list-item>
              <text:p text:style-name="P20">mate README.md</text:p>
            </text:list-item>
          </text:list>
        </text:list-item>
        <text:list-item>
          <text:p text:style-name="P21">git diff (to diff btwn local file nd staged file)</text:p>
          <text:p text:style-name="P21">git <text:s/>difftool <text:s text:c="2"/>HEAD(tht comparison <text:span text:style-name="T8">last commi hpnd using dark lines</text:span>)</text:p>
        </text:list-item>
        <text:list-item>
          <text:p text:style-name="P22">git diff HEAD (withh head form wrking stage to lst thht is repositry stge)</text:p>
        </text:list-item>
        <text:list-item>
          <text:p text:style-name="P23">stating vs reposi(lst cmint)</text:p>
          <text:p text:style-name="P23">.git diff –staged HEAD</text:p>
          <text:p text:style-name="P23">.git difftool –staged HEAD</text:p>
        </text:list-item>
        <text:list-item>
          <text:p text:style-name="P23">git log –online(disply logs nd gt <text:span text:style-name="T10">commit</text:span>id ) so <text:span text:style-name="T10">git diff commitid1 commitid2</text:span> <text:span text:style-name="T10">OR</text:span> git diff HEAD <text:span text:style-name="T9">HEAD^ and to visual giv difftool instd of diff</text:span></text:p>
        </text:list-item>
        <text:list-item>
          <text:p text:style-name="P24">git difftool master origin/master</text:p>
        </text:list-item>
        <text:list-item>
          <text:p text:style-name="P25">git branch branchname</text:p>
        </text:list-item>
        <text:list-item>
          <text:p text:style-name="P26"><text:soft-page-break/>git branch <text:span text:style-name="T12">a(u will b moved from master to tht branch)</text:span></text:p>
        </text:list-item>
        <text:list-item>
          <text:p text:style-name="P26"><text:span text:style-name="T13">git branch -</text:span><text:span text:style-name="T14">d fr delete</text:span></text:p>
        </text:list-item>
        <text:list-item>
          <text:p text:style-name="P25">git checout master(bck ot master)</text:p>
        </text:list-item>
        <text:list-item>
          <text:p text:style-name="P27">git checkout -b newfile</text:p>
        </text:list-item>
        <text:list-item>
          <text:p text:style-name="P27">git checkout master</text:p>
          <text:p text:style-name="P21"/>
          <text:p text:style-name="P2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1T12:14:03.912372229</meta:creation-date>
    <dc:date>2020-01-21T23:35:12.253572462</dc:date>
    <meta:editing-duration>PT1H48M1S</meta:editing-duration>
    <meta:editing-cycles>16</meta:editing-cycles>
    <meta:generator>LibreOffice/6.0.7.3$Linux_X86_64 LibreOffice_project/00m0$Build-3</meta:generator>
    <meta:document-statistic meta:table-count="0" meta:image-count="0" meta:object-count="0" meta:page-count="2" meta:paragraph-count="53" meta:word-count="435" meta:character-count="2355" meta:non-whitespace-character-count="1989"/>
  </office:meta>
</office:document-meta>
</file>